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de" fo:country="DE"/>
    </style:style>
    <style:style style:name="P2" style:family="paragraph" style:parent-style-name="Heading_20_1">
      <style:text-properties fo:language="de" fo:country="DE" officeooo:rsid="001c4e3e" officeooo:paragraph-rsid="001c4e3e"/>
    </style:style>
    <style:style style:name="P3" style:family="paragraph" style:parent-style-name="Heading_20_2">
      <style:text-properties fo:language="de" fo:country="DE" officeooo:rsid="001d6ab5" officeooo:paragraph-rsid="001d6ab5"/>
    </style:style>
    <style:style style:name="P4" style:family="paragraph" style:parent-style-name="Subtitle">
      <style:text-properties fo:language="de" fo:country="DE" officeooo:rsid="001ad0ee" officeooo:paragraph-rsid="001ad0ee"/>
    </style:style>
    <style:style style:name="P5" style:family="paragraph" style:parent-style-name="Text_20_body" style:list-style-name="L2">
      <style:text-properties fo:language="de" fo:country="DE" officeooo:rsid="001c4e3e" officeooo:paragraph-rsid="001c4e3e"/>
    </style:style>
    <style:style style:name="P6" style:family="paragraph" style:parent-style-name="Text_20_body">
      <style:text-properties fo:language="de" fo:country="DE" officeooo:rsid="001c4e3e" officeooo:paragraph-rsid="001c4e3e"/>
    </style:style>
    <style:style style:name="P7" style:family="paragraph" style:parent-style-name="Text_20_body" style:list-style-name="L3">
      <style:text-properties fo:language="de" fo:country="DE" officeooo:rsid="001ef812" officeooo:paragraph-rsid="001ef812"/>
    </style:style>
    <style:style style:name="P8" style:family="paragraph" style:parent-style-name="Text_20_body" style:list-style-name="L4">
      <style:text-properties fo:language="de" fo:country="DE" officeooo:rsid="001ef812" officeooo:paragraph-rsid="001ef812"/>
    </style:style>
    <style:style style:name="P9" style:family="paragraph" style:parent-style-name="Text_20_body" style:list-style-name="L5">
      <style:text-properties fo:language="de" fo:country="DE" officeooo:rsid="001ef812" officeooo:paragraph-rsid="001ef812"/>
    </style:style>
    <style:style style:name="P10" style:family="paragraph" style:parent-style-name="Text_20_body">
      <style:text-properties fo:language="de" fo:country="DE" officeooo:paragraph-rsid="001d6ab5"/>
    </style:style>
    <style:style style:name="P11" style:family="paragraph" style:parent-style-name="Text_20_body" style:list-style-name="L5">
      <style:text-properties fo:language="de" fo:country="DE" officeooo:rsid="0020870b" officeooo:paragraph-rsid="0020870b"/>
    </style:style>
    <style:style style:name="P12" style:family="paragraph" style:parent-style-name="Text_20_body" style:list-style-name="L6">
      <style:text-properties fo:language="de" fo:country="DE" officeooo:rsid="0020870b" officeooo:paragraph-rsid="0020870b"/>
    </style:style>
    <style:style style:name="P13" style:family="paragraph" style:parent-style-name="Text_20_body" style:list-style-name="L4">
      <style:text-properties fo:language="de" fo:country="DE" officeooo:rsid="0020870b" officeooo:paragraph-rsid="0020870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flichtenheft</text:p>
      <text:p text:style-name="P4">DNASIC</text:p>
      <text:p text:style-name="P2">Inhalt</text:p>
      <text:list xml:id="list3158300761" text:style-name="L2">
        <text:list-item>
          <text:p text:style-name="P5">Projektbeschreibung</text:p>
        </text:list-item>
        <text:list-item>
          <text:p text:style-name="P5">Musskriterien</text:p>
        </text:list-item>
        <text:list-item>
          <text:p text:style-name="P5">Wunschkriterien</text:p>
        </text:list-item>
        <text:list-item>
          <text:p text:style-name="P5">Meilensteine</text:p>
        </text:list-item>
        <text:list-item>
          <text:p text:style-name="P5">Arbeitseinteilung</text:p>
        </text:list-item>
      </text:list>
      <text:p text:style-name="P6"/>
      <text:h text:style-name="P3" text:outline-level="1">Projektbeschreibung</text:h>
      <text:list xml:id="list3879587482" text:style-name="L3">
        <text:list-item>
          <text:p text:style-name="P7">Ein simples Shoot-‘em-up-Computerspiel in einem Weltraum-Setting</text:p>
        </text:list-item>
        <text:list-item>
          <text:p text:style-name="P7">Programmiert in Java mit Hilfe des Frameworks libGDX</text:p>
        </text:list-item>
        <text:list-item>
          <text:p text:style-name="P7">Zunächst für einen einzelnen Spieler konzipiert</text:p>
        </text:list-item>
      </text:list>
      <text:h text:style-name="P3" text:outline-level="1">Musskriterien</text:h>
      <text:list xml:id="list3942576689" text:style-name="L4">
        <text:list-item>
          <text:p text:style-name="P8">Raumschiff ist vom Spieler steuerbar</text:p>
        </text:list-item>
        <text:list-item>
          <text:p text:style-name="P8">Gegner werden von einer simplen KI gesteuert</text:p>
        </text:list-item>
        <text:list-item>
          <text:p text:style-name="P8">Aufbau des Spiels in Leveln, die nach belieben wiederholt werden können</text:p>
        </text:list-item>
        <text:list-item>
          <text:p text:style-name="P8">Upgrade-System für das Raumschiff</text:p>
        </text:list-item>
        <text:list-item>
          <text:p text:style-name="P8">Speichern des Spielstands</text:p>
        </text:list-item>
        <text:list-item>
          <text:p text:style-name="P13">Hintergrundmusik und Soundeffekte</text:p>
        </text:list-item>
      </text:list>
      <text:h text:style-name="P3" text:outline-level="1">Wunschkriterien</text:h>
      <text:list xml:id="list658726515" text:style-name="L5">
        <text:list-item>
          <text:p text:style-name="P9">Synchronisieren des Spielstands über mehrere Geräte per Datenbank</text:p>
        </text:list-item>
        <text:list-item>
          <text:p text:style-name="P9">Mehrspieler-Modus</text:p>
        </text:list-item>
        <text:list-item>
          <text:p text:style-name="P11">Komplexere KI für die Gegner</text:p>
        </text:list-item>
        <text:list-item>
          <text:p text:style-name="P11">Endless-Mode als Alternative zu den Leveln</text:p>
        </text:list-item>
        <text:list-item>
          <text:p text:style-name="P11">Einstellungsmöglichkeiten wie Schwierigkeit, etc.</text:p>
        </text:list-item>
      </text:list>
      <text:h text:style-name="P3" text:outline-level="1">Meilensteine</text:h>
      <text:p text:style-name="P10"/>
      <text:h text:style-name="P3" text:outline-level="1">Arbeitseinteilung</text:h>
      <text:list xml:id="list3231390395" text:style-name="L6">
        <text:list-item>
          <text:p text:style-name="P12">Backend: Jan, Jonas</text:p>
        </text:list-item>
        <text:list-item>
          <text:p text:style-name="P12">Frontend: Johannes, Jan</text:p>
        </text:list-item>
        <text:list-item>
          <text:p text:style-name="P12">Grafische Gestaltung: Jonas</text:p>
        </text:list-item>
        <text:list-item>
          <text:p text:style-name="P12">Musik und Soundeffekte: Ja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21:46:59.363000000</meta:creation-date>
    <dc:date>2022-05-24T22:07:18.730000000</dc:date>
    <meta:editing-duration>PT10M6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1" meta:word-count="131" meta:character-count="917" meta:non-whitespace-character-count="845"/>
  </office:meta>
</office:document-meta>
</file>